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5.343cm"/>
    </style:style>
    <style:style style:name="co3" style:family="table-column">
      <style:table-column-properties fo:break-before="auto" style:column-width="4.771cm"/>
    </style:style>
    <style:style style:name="co4" style:family="table-column">
      <style:table-column-properties fo:break-before="auto" style:column-width="3.17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4cm" fo:break-before="auto" style:use-optimal-row-height="true"/>
    </style:style>
    <style:style style:name="ro2" style:family="table-row">
      <style:table-row-properties style:row-height="1.36cm" fo:break-before="auto" style:use-optimal-row-height="fals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0.453cm" fo:break-before="auto" style:use-optimal-row-height="false"/>
    </style:style>
    <style:style style:name="ro5" style:family="table-row">
      <style:table-row-properties style:row-height="0.614cm" fo:break-before="auto" style:use-optimal-row-height="true"/>
    </style:style>
    <style:style style:name="ro6" style:family="table-row">
      <style:table-row-properties style:row-height="2.106cm" fo:break-before="auto" style:use-optimal-row-height="true"/>
    </style:style>
    <style:style style:name="ro7" style:family="table-row">
      <style:table-row-properties style:row-height="1.111cm" fo:break-before="auto" style:use-optimal-row-height="true"/>
    </style:style>
    <style:style style:name="ro8" style:family="table-row">
      <style:table-row-properties style:row-height="2.57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ext-properties fo:font-size="13pt" style:font-size-asian="13pt" style:font-size-complex="13pt"/>
    </style:style>
    <style:style style:name="ce7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8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9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0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11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2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13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4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5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6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0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1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2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3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5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6" style:family="table-cell" style:parent-style-name="Default">
      <style:table-cell-properties fo:wrap-option="no-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27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8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30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31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2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33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4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5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36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37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number-columns-repeated="1020" table:default-cell-style-name="ce6"/>
        <table:table-row table:style-name="ro1">
          <table:table-cell table:style-name="ce1" office:value-type="string">
            <text:p>no</text:p>
          </table:table-cell>
          <table:table-cell table:style-name="ce10" office:value-type="string">
            <text:p>file_name</text:p>
          </table:table-cell>
          <table:table-cell table:style-name="ce25" office:value-type="string">
            <text:p>memos</text:p>
          </table:table-cell>
          <table:table-cell table:style-name="ce35" table:number-columns-repeated="2"/>
          <table:table-cell table:style-name="ce35" office:value-type="string">
            <text:p>GPS</text:p>
          </table:table-cell>
          <table:table-cell table:style-name="ce35" table:number-columns-repeated="3"/>
          <table:table-cell table:number-columns-repeated="1015"/>
        </table:table-row>
        <table:table-row table:style-name="ro2">
          <table:table-cell table:style-name="ce2" office:value-type="float" office:value="1">
            <text:p>1</text:p>
          </table:table-cell>
          <table:table-cell office:value-type="string">
            <text:p>2021-01-20_11-54-10_000.jpg</text:p>
          </table:table-cell>
          <table:table-cell table:style-name="ce8" office:value-type="string">
            <text:p>:PHOTO 記録 / 買ったもの / @ビバホーム / トラックロープ / price=2500ぐらい,data=20m;12mm</text:p>
          </table:table-cell>
          <table:table-cell table:style-name="ce4"/>
          <table:table-cell table:style-name="ce4"/>
          <table:table-cell table:style-name="ce4" office:value-type="string">
            <text:p>N-35-35-28.546142 E-139-34-49.324951</text:p>
          </table:table-cell>
          <table:table-cell table:style-name="ce36" table:formula="of:=IF([.E2]=&quot;&quot;;[.C2];CONCATENATE([.C2];&quot; / &quot;;[.E2]))" office:value-type="string" office:string-value=":PHOTO 記録 / 買ったもの / @ビバホーム / トラックロープ / price=2500ぐらい,data=20m;12mm">
            <text:p>:PHOTO 記録 / 買ったもの / @ビバホーム / トラックロープ / price=2500ぐらい,data=20m;12mm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4" office:value-type="string">
            <text:p>2021-01-20_12-42-06_000.jpg</text:p>
          </table:table-cell>
          <table:table-cell table:style-name="ce26" office:value-type="string">
            <text:p>:m 食べた物</text:p>
          </table:table-cell>
          <table:table-cell table:style-name="ce4"/>
          <table:table-cell table:style-name="ce4"/>
          <table:table-cell table:style-name="ce4" office:value-type="string">
            <text:p>N-35-35-28.477478 E-139-34-49.270019</text:p>
          </table:table-cell>
          <table:table-cell table:style-name="ce36" table:formula="of:=IF([.E3]=&quot;&quot;;[.C3];CONCATENATE([.C3];&quot; / &quot;;[.E3]))" office:value-type="string" office:string-value=":m 食べた物">
            <text:p>:m 食べた物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4" office:value-type="string">
            <text:p>2021-01-20_13-32-47_000.jpg</text:p>
          </table:table-cell>
          <table:table-cell table:style-name="ce26" office:value-type="string">
            <text:p>:PHOTO 記録 / @２階：トイレ：便器内 / 大便：様子 / time=~</text:p>
          </table:table-cell>
          <table:table-cell table:style-name="ce18"/>
          <table:table-cell table:style-name="ce4"/>
          <table:table-cell table:style-name="ce4" office:value-type="string">
            <text:p>N-35-35-28.669738 E-139-34-49.160156</text:p>
          </table:table-cell>
          <table:table-cell table:style-name="ce36" table:formula="of:=IF([.E4]=&quot;&quot;;[.C4];CONCATENATE([.C4];&quot; / &quot;;[.E4]))" office:value-type="string" office:string-value=":PHOTO 記録 / @２階：トイレ：便器内 / 大便：様子 / time=~">
            <text:p>:PHOTO 記録 / @２階：トイレ：便器内 / 大便：様子 / time=~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2021-01-20_15-10-12_000.jpg</text:p>
          </table:table-cell>
          <table:table-cell table:style-name="ce26" office:value-type="string">
            <text:p>:m 災害備蓄 / 梱包完了＋リスト / 2021-0120-① / トラックロープ / 保管場所=物置</text:p>
          </table:table-cell>
          <table:table-cell table:style-name="ce19"/>
          <table:table-cell table:style-name="ce4"/>
          <table:table-cell table:style-name="ce4" office:value-type="string">
            <text:p>N-35-35-28.381347 E-139-34-49.654541</text:p>
          </table:table-cell>
          <table:table-cell table:style-name="ce36" table:formula="of:=IF([.E5]=&quot;&quot;;[.C5];CONCATENATE([.C5];&quot; / &quot;;[.E5]))" office:value-type="string" office:string-value=":m 災害備蓄 / 梱包完了＋リスト / 2021-0120-① / トラックロープ / 保管場所=物置">
            <text:p>:m 災害備蓄 / 梱包完了＋リスト / 2021-0120-① / トラックロープ / 保管場所=物置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2021-01-20_16-38-16_000.jpg</text:p>
          </table:table-cell>
          <table:table-cell table:style-name="ce26" office:value-type="string">
            <text:p><text:s/>:m pur / genre=災害用物資,item=ブルーシート；ロープ</text:p>
          </table:table-cell>
          <table:table-cell table:style-name="ce19"/>
          <table:table-cell table:style-name="ce4"/>
          <table:table-cell table:style-name="ce4"/>
          <table:table-cell table:style-name="ce36" table:formula="of:=IF([.E6]=&quot;&quot;;[.C6];CONCATENATE([.C6];&quot; / &quot;;[.E6]))" office:value-type="string" office:string-value=" :m pur / genre=災害用物資,item=ブルーシート；ロープ">
            <text:p><text:s/>:m pur / genre=災害用物資,item=ブルーシート；ロープ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2021-01-20_16-39-21_000.jpg</text:p>
          </table:table-cell>
          <table:table-cell table:style-name="ce26" office:value-type="string">
            <text:p>:m RES 1-2*3 / free# JVEMV6 68#_23(T-16) / 68. theoretical-physics(tp) / A.1. mathematics / T-16.様相論理 / topics=~,w:S4;可能世界；到達関係；命題変数；クリプキ・モデル；順序組；非正規世界；多値論理；,other=~,s=~ / </text:p>
          </table:table-cell>
          <table:table-cell table:style-name="ce17"/>
          <table:table-cell table:style-name="ce4"/>
          <table:table-cell table:style-name="ce4"/>
          <table:table-cell table:style-name="ce36" table:formula="of:=IF([.E7]=&quot;&quot;;[.C7];CONCATENATE([.C7];&quot; / &quot;;[.E7]))" office:value-type="string" office:string-value=":m RES 1-2*3 / free# JVEMV6 68#_23(T-16) / 68. theoretical-physics(tp) / A.1. mathematics / T-16.様相論理 / topics=~,w:S4;可能世界；到達関係；命題変数；クリプキ・モデル；順序組；非正規世界；多値論理；,other=~,s=~ / ">
            <text:p>:m RES 1-2*3 / free# JVEMV6 68#_23(T-16) / 68. theoretical-physics(tp) / A.1. mathematics / T-16.様相論理 / topics=~,w:S4;可能世界；到達関係；命題変数；クリプキ・モデル；順序組；非正規世界；多値論理；,other=~,s=~ / 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2021-01-20_16-39-40_000.jpg</text:p>
          </table:table-cell>
          <table:table-cell table:style-name="ce26" office:value-type="string">
            <text:p>:m RES 3*3 / free# JVEMV6 68#_23(T-16) / 68. theoretical-physics(tp) / A.1. mathematics / T-16.様相論理 / topics=~,w:３値論理；,other=~,s=~ / </text:p>
          </table:table-cell>
          <table:table-cell table:style-name="ce20"/>
          <table:table-cell table:style-name="ce4"/>
          <table:table-cell table:style-name="ce4"/>
          <table:table-cell table:style-name="ce36" table:formula="of:=IF([.E8]=&quot;&quot;;[.C8];CONCATENATE([.C8];&quot; / &quot;;[.E8]))" office:value-type="string" office:string-value=":m RES 3*3 / free# JVEMV6 68#_23(T-16) / 68. theoretical-physics(tp) / A.1. mathematics / T-16.様相論理 / topics=~,w:３値論理；,other=~,s=~ / ">
            <text:p>:m RES 3*3 / free# JVEMV6 68#_23(T-16) / 68. theoretical-physics(tp) / A.1. mathematics / T-16.様相論理 / topics=~,w:３値論理；,other=~,s=~ / 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2021-01-20_17-26-06_000.jpg</text:p>
          </table:table-cell>
          <table:table-cell table:style-name="ce19" office:value-type="string">
            <text:p>:m 食べた物　間食 / インスタントラーメン；カップ入り：生協</text:p>
          </table:table-cell>
          <table:table-cell table:style-name="ce19"/>
          <table:table-cell table:style-name="ce4"/>
          <table:table-cell table:style-name="ce4" office:value-type="string">
            <text:p>N-35-35-28.504943 E-139-34-49.379882</text:p>
          </table:table-cell>
          <table:table-cell table:style-name="ce36" table:formula="of:=IF([.E9]=&quot;&quot;;[.C9];CONCATENATE([.C9];&quot; / &quot;;[.E9]))" office:value-type="string" office:string-value=":m 食べた物　間食 / インスタントラーメン；カップ入り：生協">
            <text:p>:m 食べた物　間食 / インスタントラーメン；カップ入り：生協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 office:value-type="string">
            <text:p>2021-01-20_19-15-28_000.jpg</text:p>
          </table:table-cell>
          <table:table-cell table:style-name="ce17" office:value-type="string">
            <text:p>:bookmemo 1*1 / ページメモ / 『存亡の条件』 / 著者=山本七平 / session-?? / p.44~</text:p>
          </table:table-cell>
          <table:table-cell table:style-name="ce17"/>
          <table:table-cell table:style-name="ce4"/>
          <table:table-cell table:style-name="ce4" office:value-type="string">
            <text:p>N-35-35-28.532409 E-139-34-49.379882</text:p>
          </table:table-cell>
          <table:table-cell table:style-name="ce36" table:formula="of:=IF([.E10]=&quot;&quot;;[.C10];CONCATENATE([.C10];&quot; / &quot;;[.E10]))" office:value-type="string" office:string-value=":bookmemo 1*1 / ページメモ / 『存亡の条件』 / 著者=山本七平 / session-?? / p.44~">
            <text:p>:bookmemo 1*1 / ページメモ / 『存亡の条件』 / 著者=山本七平 / session-?? / p.44~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4" office:value-type="string">
            <text:p>2021-01-20_21-24-27_000.jpg</text:p>
          </table:table-cell>
          <table:table-cell table:style-name="ce19" office:value-type="string">
            <text:p>:m 食べた物</text:p>
          </table:table-cell>
          <table:table-cell table:style-name="ce19"/>
          <table:table-cell table:style-name="ce4"/>
          <table:table-cell table:style-name="ce4" office:value-type="string">
            <text:p>N-35-35-28.559875 E-139-34-49.270019</text:p>
          </table:table-cell>
          <table:table-cell table:style-name="ce36" table:formula="of:=IF([.E11]=&quot;&quot;;[.C11];CONCATENATE([.C11];&quot; / &quot;;[.E11]))" office:value-type="string" office:string-value=":m 食べた物">
            <text:p>:m 食べた物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4" office:value-type="string">
            <text:p>2021-01-20_23-45-33_000.jpg</text:p>
          </table:table-cell>
          <table:table-cell table:style-name="ce19" office:value-type="string">
            <text:p>:m 記録 / 身体 / ケガ / loc=左踵：縁,cause=不明,loc-incident=~,id=2021-01-17_23-38-15_000.jpg,phase=風呂から出たところ；,apparatus=~,injury=ひび割れ</text:p>
          </table:table-cell>
          <table:table-cell table:style-name="ce19"/>
          <table:table-cell table:style-name="ce4"/>
          <table:table-cell table:style-name="ce4" office:value-type="string">
            <text:p>N-35-35-28.62854 E-139-34-49.050292</text:p>
          </table:table-cell>
          <table:table-cell table:style-name="ce36" table:formula="of:=IF([.E12]=&quot;&quot;;[.C12];CONCATENATE([.C12];&quot; / &quot;;[.E12]))" office:value-type="string" office:string-value=":m 記録 / 身体 / ケガ / loc=左踵：縁,cause=不明,loc-incident=~,id=2021-01-17_23-38-15_000.jpg,phase=風呂から出たところ；,apparatus=~,injury=ひび割れ">
            <text:p>:m 記録 / 身体 / ケガ / loc=左踵：縁,cause=不明,loc-incident=~,id=2021-01-17_23-38-15_000.jpg,phase=風呂から出たところ；,apparatus=~,injury=ひび割れ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1">
          <table:table-cell table:style-name="ce3" office:value-type="float" office:value="12">
            <text:p>12</text:p>
          </table:table-cell>
          <table:table-cell table:style-name="ce4" office:value-type="string">
            <text:p>2021-01-20_23-46-11_000.jpg</text:p>
          </table:table-cell>
          <table:table-cell table:style-name="ce19" office:value-type="string">
            <text:p>:m 記録 / 身体 / ケガ / loc=左踵：縁,cause=不明,loc-incident=~,id=2021-01-20_23-46-11_000.jpg,phase=風呂から出たところ；テープ前,apparatus=~,injury=ひび割れ</text:p>
          </table:table-cell>
          <table:table-cell table:style-name="ce17"/>
          <table:table-cell table:style-name="ce4"/>
          <table:table-cell table:style-name="ce4" office:value-type="string">
            <text:p>N-35-35-28.656005 E-139-34-49.324951</text:p>
          </table:table-cell>
          <table:table-cell table:style-name="ce36" table:formula="of:=IF([.E13]=&quot;&quot;;[.C13];CONCATENATE([.C13];&quot; / &quot;;[.E13]))" office:value-type="string" office:string-value=":m 記録 / 身体 / ケガ / loc=左踵：縁,cause=不明,loc-incident=~,id=2021-01-20_23-46-11_000.jpg,phase=風呂から出たところ；テープ前,apparatus=~,injury=ひび割れ">
            <text:p>:m 記録 / 身体 / ケガ / loc=左踵：縁,cause=不明,loc-incident=~,id=2021-01-20_23-46-11_000.jpg,phase=風呂から出たところ；テープ前,apparatus=~,injury=ひび割れ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1">
          <table:table-cell table:style-name="ce3" office:value-type="float" office:value="13">
            <text:p>13</text:p>
          </table:table-cell>
          <table:table-cell table:style-name="ce4" office:value-type="string">
            <text:p>2021-01-20_23-51-03_000.jpg</text:p>
          </table:table-cell>
          <table:table-cell table:style-name="ce19" office:value-type="string">
            <text:p>:m 記録 / 身体 / ケガ / loc=左踵：縁,cause=不明,loc-incident=~,id=2021-01-20_23-46-11_000.jpg,phase=テープを貼ったところ,apparatus=~,injury=ひび割れ</text:p>
          </table:table-cell>
          <table:table-cell table:style-name="ce20"/>
          <table:table-cell table:style-name="ce4"/>
          <table:table-cell table:style-name="ce4" office:value-type="string">
            <text:p>N-35-35-28.601074 E-139-34-49.105224</text:p>
          </table:table-cell>
          <table:table-cell table:style-name="ce36" table:formula="of:=IF([.E14]=&quot;&quot;;[.C14];CONCATENATE([.C14];&quot; / &quot;;[.E14]))" office:value-type="string" office:string-value=":m 記録 / 身体 / ケガ / loc=左踵：縁,cause=不明,loc-incident=~,id=2021-01-20_23-46-11_000.jpg,phase=テープを貼ったところ,apparatus=~,injury=ひび割れ">
            <text:p>:m 記録 / 身体 / ケガ / loc=左踵：縁,cause=不明,loc-incident=~,id=2021-01-20_23-46-11_000.jpg,phase=テープを貼ったところ,apparatus=~,injury=ひび割れ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3">
          <table:table-cell table:style-name="ce3" office:value-type="float" office:value="14">
            <text:p>14</text:p>
          </table:table-cell>
          <table:table-cell table:style-name="ce4" office:value-type="string">
            <text:p>2021-01-21_00-26-40_000.jpg</text:p>
          </table:table-cell>
          <table:table-cell table:style-name="ce19" office:value-type="string">
            <text:p>:PHOTO 記録 / 経過記録；作ったもの / food=焼酎漬け / material=ニンニク：３玉；liquor=麦焼酎：400ml,time=~,container=big-medium-jar-at-kitchen / type=~,other=~,id=2021-01-18_00-17-34_000.jpg</text:p>
          </table:table-cell>
          <table:table-cell table:style-name="ce19"/>
          <table:table-cell table:style-name="ce4"/>
          <table:table-cell table:style-name="ce4" office:value-type="string">
            <text:p>N-35-35-29.191589 E-139-34-49.160156</text:p>
          </table:table-cell>
          <table:table-cell table:style-name="ce36" table:formula="of:=IF([.E15]=&quot;&quot;;[.C15];CONCATENATE([.C15];&quot; / &quot;;[.E15]))" office:value-type="string" office:string-value=":PHOTO 記録 / 経過記録；作ったもの / food=焼酎漬け / material=ニンニク：３玉；liquor=麦焼酎：400ml,time=~,container=big-medium-jar-at-kitchen / type=~,other=~,id=2021-01-18_00-17-34_000.jpg">
            <text:p>:PHOTO 記録 / 経過記録；作ったもの / food=焼酎漬け / material=ニンニク：３玉；liquor=麦焼酎：400ml,time=~,container=big-medium-jar-at-kitchen / type=~,other=~,id=2021-01-18_00-17-34_000.jpg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1">
          <table:table-cell table:style-name="ce3" office:value-type="float" office:value="15">
            <text:p>15</text:p>
          </table:table-cell>
          <table:table-cell table:style-name="ce4" office:value-type="string">
            <text:p>2021-01-21_01-40-27_000.jpg</text:p>
          </table:table-cell>
          <table:table-cell table:style-name="ce19" office:value-type="string">
            <text:p>:m :PHOTO 寝た時刻 / 2020</text:p>
          </table:table-cell>
          <table:table-cell table:style-name="ce19"/>
          <table:table-cell table:style-name="ce4"/>
          <table:table-cell table:style-name="ce4" office:value-type="string">
            <text:p>N-35-35-28.656005 E-139-34-49.324951</text:p>
          </table:table-cell>
          <table:table-cell table:style-name="ce36" table:formula="of:=IF([.E16]=&quot;&quot;;[.C16];CONCATENATE([.C16];&quot; / &quot;;[.E16]))" office:value-type="string" office:string-value=":m :PHOTO 寝た時刻 / 2020">
            <text:p>:m :PHOTO 寝た時刻 / 2020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1">
          <table:table-cell table:style-name="ce3" office:value-type="float" office:value="16">
            <text:p>16</text:p>
          </table:table-cell>
          <table:table-cell table:style-name="ce4" office:value-type="string">
            <text:p>2021-01-21_07-49-37_000.jpg</text:p>
          </table:table-cell>
          <table:table-cell table:style-name="ce17" office:value-type="string">
            <text:p>:m :PHOTO 起きた時刻 / 2020</text:p>
          </table:table-cell>
          <table:table-cell table:style-name="ce17"/>
          <table:table-cell table:style-name="ce4"/>
          <table:table-cell table:style-name="ce4" office:value-type="string">
            <text:p>N-35-35-28.779602 E-139-34-49.105224</text:p>
          </table:table-cell>
          <table:table-cell table:style-name="ce36" table:formula="of:=IF([.E17]=&quot;&quot;;[.C17];CONCATENATE([.C17];&quot; / &quot;;[.E17]))" office:value-type="string" office:string-value=":m :PHOTO 起きた時刻 / 2020">
            <text:p>:m :PHOTO 起きた時刻 / 2020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3">
          <table:table-cell table:style-name="ce3" office:value-type="float" office:value="17">
            <text:p>17</text:p>
          </table:table-cell>
          <table:table-cell table:style-name="ce4" office:value-type="string">
            <text:p>2021-01-21_08-10-24_000.jpg</text:p>
          </table:table-cell>
          <table:table-cell table:style-name="ce17" office:value-type="string">
            <text:p>:PHOTO 記録 / 文書 / content=焼酎漬け：飲むもの：組合せデータ</text:p>
          </table:table-cell>
          <table:table-cell table:style-name="ce20"/>
          <table:table-cell table:style-name="ce4"/>
          <table:table-cell table:style-name="ce4" office:value-type="string">
            <text:p>N-35-35-28.601074 E-139-34-49.324951</text:p>
          </table:table-cell>
          <table:table-cell table:style-name="ce36" table:formula="of:=IF([.E18]=&quot;&quot;;[.C18];CONCATENATE([.C18];&quot; / &quot;;[.E18]))" office:value-type="string" office:string-value=":PHOTO 記録 / 文書 / content=焼酎漬け：飲むもの：組合せデータ">
            <text:p>:PHOTO 記録 / 文書 / content=焼酎漬け：飲むもの：組合せデータ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 office:value-type="float" office:value="18">
            <text:p>18</text:p>
          </table:table-cell>
          <table:table-cell table:style-name="ce4" office:value-type="string">
            <text:p>2021-01-21_11-53-05_000.jpg</text:p>
          </table:table-cell>
          <table:table-cell table:style-name="ce17" office:value-type="string">
            <text:p>:m 1-2*2 RES / free / res-id=BE8S / theme=logic;論理学 / session-1 / </text:p>
          </table:table-cell>
          <table:table-cell table:style-name="ce18"/>
          <table:table-cell table:style-name="ce4"/>
          <table:table-cell table:style-name="ce4" office:value-type="string">
            <text:p>N-35-35-28.422546 E-139-34-49.709472</text:p>
          </table:table-cell>
          <table:table-cell table:style-name="ce36" table:formula="of:=IF([.E19]=&quot;&quot;;[.C19];CONCATENATE([.C19];&quot; / &quot;;[.E19]))" office:value-type="string" office:string-value=":m 1-2*2 RES / free / res-id=BE8S / theme=logic;論理学 / session-1 / ">
            <text:p>:m 1-2*2 RES / free / res-id=BE8S / theme=logic;論理学 / session-1 / 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9"/>
          <table:table-cell table:style-name="ce4"/>
          <table:table-cell table:style-name="ce4"/>
          <table:table-cell table:style-name="ce36" table:formula="of:=IF([.E20]=&quot;&quot;;[.C20];CONCATENATE([.C20];&quot; / &quot;;[.E20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7"/>
          <table:table-cell table:style-name="ce4"/>
          <table:table-cell table:style-name="ce4"/>
          <table:table-cell table:style-name="ce36" table:formula="of:=IF([.E21]=&quot;&quot;;[.C21];CONCATENATE([.C21];&quot; / &quot;;[.E21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7"/>
          <table:table-cell table:style-name="ce4"/>
          <table:table-cell table:style-name="ce4"/>
          <table:table-cell table:style-name="ce36" table:formula="of:=IF([.E22]=&quot;&quot;;[.C22];CONCATENATE([.C22];&quot; / &quot;;[.E22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24"/>
          <table:table-cell table:style-name="ce4"/>
          <table:table-cell table:style-name="ce4"/>
          <table:table-cell table:style-name="ce36" table:formula="of:=IF([.E23]=&quot;&quot;;[.C23];CONCATENATE([.C23];&quot; / &quot;;[.E23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8"/>
          <table:table-cell table:style-name="ce4"/>
          <table:table-cell table:style-name="ce4"/>
          <table:table-cell table:style-name="ce36" table:formula="of:=IF([.E24]=&quot;&quot;;[.C24];CONCATENATE([.C24];&quot; / &quot;;[.E24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9"/>
          <table:table-cell table:style-name="ce4"/>
          <table:table-cell table:style-name="ce4"/>
          <table:table-cell table:style-name="ce36" table:formula="of:=IF([.E25]=&quot;&quot;;[.C25];CONCATENATE([.C25];&quot; / &quot;;[.E25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7"/>
          <table:table-cell table:style-name="ce4"/>
          <table:table-cell table:style-name="ce4"/>
          <table:table-cell table:style-name="ce36" table:formula="of:=IF([.E26]=&quot;&quot;;[.C26];CONCATENATE([.C26];&quot; / &quot;;[.E26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20"/>
          <table:table-cell table:style-name="ce4"/>
          <table:table-cell table:style-name="ce4"/>
          <table:table-cell table:style-name="ce36" table:formula="of:=IF([.E27]=&quot;&quot;;[.C27];CONCATENATE([.C27];&quot; / &quot;;[.E27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9"/>
          <table:table-cell table:style-name="ce4"/>
          <table:table-cell table:style-name="ce4"/>
          <table:table-cell table:style-name="ce36" table:formula="of:=IF([.E28]=&quot;&quot;;[.C28];CONCATENATE([.C28];&quot; / &quot;;[.E28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8"/>
          <table:table-cell table:style-name="ce4"/>
          <table:table-cell table:style-name="ce4"/>
          <table:table-cell table:style-name="ce36" table:formula="of:=IF([.E29]=&quot;&quot;;[.C29];CONCATENATE([.C29];&quot; / &quot;;[.E29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6"/>
          <table:table-cell table:style-name="ce18"/>
          <table:table-cell table:style-name="ce4"/>
          <table:table-cell table:style-name="ce4"/>
          <table:table-cell table:style-name="ce36" table:formula="of:=IF([.E30]=&quot;&quot;;[.C30];CONCATENATE([.C30];&quot; / &quot;;[.E30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8"/>
          <table:table-cell table:style-name="ce4"/>
          <table:table-cell table:style-name="ce4"/>
          <table:table-cell table:style-name="ce36" table:formula="of:=IF([.E31]=&quot;&quot;;[.C31];CONCATENATE([.C31];&quot; / &quot;;[.E31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9"/>
          <table:table-cell table:style-name="ce4"/>
          <table:table-cell table:style-name="ce4"/>
          <table:table-cell table:style-name="ce36" table:formula="of:=IF([.E32]=&quot;&quot;;[.C32];CONCATENATE([.C32];&quot; / &quot;;[.E32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6" table:formula="of:=IF([.E33]=&quot;&quot;;[.C33];CONCATENATE([.C33];&quot; / &quot;;[.E33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4"/>
          <table:table-cell table:style-name="ce4"/>
          <table:table-cell table:style-name="ce4"/>
          <table:table-cell table:style-name="ce36" table:formula="of:=IF([.E34]=&quot;&quot;;[.C34];CONCATENATE([.C34];&quot; / &quot;;[.E34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8"/>
          <table:table-cell table:style-name="ce4"/>
          <table:table-cell table:style-name="ce4"/>
          <table:table-cell table:style-name="ce36" table:formula="of:=IF([.E35]=&quot;&quot;;[.C35];CONCATENATE([.C35];&quot; / &quot;;[.E35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9"/>
          <table:table-cell table:style-name="ce4"/>
          <table:table-cell table:style-name="ce4"/>
          <table:table-cell table:style-name="ce36" table:formula="of:=IF([.E36]=&quot;&quot;;[.C36];CONCATENATE([.C36];&quot; / &quot;;[.E36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7"/>
          <table:table-cell table:style-name="ce4"/>
          <table:table-cell table:style-name="ce4"/>
          <table:table-cell table:style-name="ce36" table:formula="of:=IF([.E37]=&quot;&quot;;[.C37];CONCATENATE([.C37];&quot; / &quot;;[.E37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8"/>
          <table:table-cell table:style-name="ce4"/>
          <table:table-cell table:style-name="ce4"/>
          <table:table-cell table:style-name="ce36" table:formula="of:=IF([.E38]=&quot;&quot;;[.C38];CONCATENATE([.C38];&quot; / &quot;;[.E38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9"/>
          <table:table-cell table:style-name="ce4"/>
          <table:table-cell table:style-name="ce4"/>
          <table:table-cell table:style-name="ce36" table:formula="of:=IF([.E39]=&quot;&quot;;[.C39];CONCATENATE([.C39];&quot; / &quot;;[.E39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7"/>
          <table:table-cell table:style-name="ce4"/>
          <table:table-cell table:style-name="ce4"/>
          <table:table-cell table:style-name="ce36" table:formula="of:=IF([.E40]=&quot;&quot;;[.C40];CONCATENATE([.C40];&quot; / &quot;;[.E40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7"/>
          <table:table-cell table:style-name="ce4"/>
          <table:table-cell table:style-name="ce4"/>
          <table:table-cell table:style-name="ce36" table:formula="of:=IF([.E41]=&quot;&quot;;[.C41];CONCATENATE([.C41];&quot; / &quot;;[.E41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6"/>
          <table:table-cell table:style-name="ce4"/>
          <table:table-cell table:style-name="ce4"/>
          <table:table-cell table:style-name="ce4"/>
          <table:table-cell table:style-name="ce36" table:formula="of:=IF([.E42]=&quot;&quot;;[.C42];CONCATENATE([.C42];&quot; / &quot;;[.E42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6"/>
          <table:table-cell table:style-name="ce4"/>
          <table:table-cell table:style-name="ce4"/>
          <table:table-cell table:style-name="ce4"/>
          <table:table-cell table:style-name="ce36" table:formula="of:=IF([.E43]=&quot;&quot;;[.C43];CONCATENATE([.C43];&quot; / &quot;;[.E43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6" table:formula="of:=IF([.E44]=&quot;&quot;;[.C44];CONCATENATE([.C44];&quot; / &quot;;[.E44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6" table:formula="of:=IF([.E45]=&quot;&quot;;[.C45];CONCATENATE([.C45];&quot; / &quot;;[.E45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6" table:formula="of:=IF([.E46]=&quot;&quot;;[.C46];CONCATENATE([.C46];&quot; / &quot;;[.E46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6" table:formula="of:=IF([.E47]=&quot;&quot;;[.C47];CONCATENATE([.C47];&quot; / &quot;;[.E47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6" table:formula="of:=IF([.E48]=&quot;&quot;;[.C48];CONCATENATE([.C48];&quot; / &quot;;[.E48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6" table:formula="of:=IF([.E49]=&quot;&quot;;[.C49];CONCATENATE([.C49];&quot; / &quot;;[.E49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6" table:formula="of:=IF([.E50]=&quot;&quot;;[.C50];CONCATENATE([.C50];&quot; / &quot;;[.E50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6" table:formula="of:=IF([.E51]=&quot;&quot;;[.C51];CONCATENATE([.C51];&quot; / &quot;;[.E51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6" table:formula="of:=IF([.E52]=&quot;&quot;;[.C52];CONCATENATE([.C52];&quot; / &quot;;[.E52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7"/>
          <table:table-cell table:style-name="ce4"/>
          <table:table-cell table:style-name="ce4"/>
          <table:table-cell table:style-name="ce36" table:formula="of:=IF([.E53]=&quot;&quot;;[.C53];CONCATENATE([.C53];&quot; / &quot;;[.E53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7"/>
          <table:table-cell table:style-name="ce4"/>
          <table:table-cell table:style-name="ce4"/>
          <table:table-cell table:style-name="ce36" table:formula="of:=IF([.E54]=&quot;&quot;;[.C54];CONCATENATE([.C54];&quot; / &quot;;[.E54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7"/>
          <table:table-cell table:style-name="ce4"/>
          <table:table-cell table:style-name="ce4"/>
          <table:table-cell table:style-name="ce36" table:formula="of:=IF([.E55]=&quot;&quot;;[.C55];CONCATENATE([.C55];&quot; / &quot;;[.E55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7"/>
          <table:table-cell table:style-name="ce4"/>
          <table:table-cell table:style-name="ce4"/>
          <table:table-cell table:style-name="ce36" table:formula="of:=IF([.E56]=&quot;&quot;;[.C56];CONCATENATE([.C56];&quot; / &quot;;[.E56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7"/>
          <table:table-cell table:style-name="ce4"/>
          <table:table-cell table:style-name="ce4"/>
          <table:table-cell table:style-name="ce36" table:formula="of:=IF([.E57]=&quot;&quot;;[.C57];CONCATENATE([.C57];&quot; / &quot;;[.E57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7"/>
          <table:table-cell table:style-name="ce4"/>
          <table:table-cell table:style-name="ce4"/>
          <table:table-cell table:style-name="ce36" table:formula="of:=IF([.E58]=&quot;&quot;;[.C58];CONCATENATE([.C58];&quot; / &quot;;[.E58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7"/>
          <table:table-cell table:style-name="ce4"/>
          <table:table-cell table:style-name="ce4"/>
          <table:table-cell table:style-name="ce36" table:formula="of:=IF([.E59]=&quot;&quot;;[.C59];CONCATENATE([.C59];&quot; / &quot;;[.E59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7"/>
          <table:table-cell table:style-name="ce4"/>
          <table:table-cell table:style-name="ce4"/>
          <table:table-cell table:style-name="ce36" table:formula="of:=IF([.E60]=&quot;&quot;;[.C60];CONCATENATE([.C60];&quot; / &quot;;[.E60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7"/>
          <table:table-cell table:style-name="ce4"/>
          <table:table-cell table:style-name="ce4"/>
          <table:table-cell table:style-name="ce36" table:formula="of:=IF([.E61]=&quot;&quot;;[.C61];CONCATENATE([.C61];&quot; / &quot;;[.E61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7"/>
          <table:table-cell table:style-name="ce4"/>
          <table:table-cell table:style-name="ce4"/>
          <table:table-cell table:style-name="ce36" table:formula="of:=IF([.E62]=&quot;&quot;;[.C62];CONCATENATE([.C62];&quot; / &quot;;[.E62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7"/>
          <table:table-cell table:style-name="ce4"/>
          <table:table-cell table:style-name="ce4"/>
          <table:table-cell table:style-name="ce36" table:formula="of:=IF([.E63]=&quot;&quot;;[.C63];CONCATENATE([.C63];&quot; / &quot;;[.E63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7"/>
          <table:table-cell table:style-name="ce4"/>
          <table:table-cell table:style-name="ce4"/>
          <table:table-cell table:style-name="ce36" table:formula="of:=IF([.E64]=&quot;&quot;;[.C64];CONCATENATE([.C64];&quot; / &quot;;[.E64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7"/>
          <table:table-cell table:style-name="ce4"/>
          <table:table-cell table:style-name="ce4"/>
          <table:table-cell table:style-name="ce36" table:formula="of:=IF([.E65]=&quot;&quot;;[.C65];CONCATENATE([.C65];&quot; / &quot;;[.E65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7"/>
          <table:table-cell table:style-name="ce4"/>
          <table:table-cell table:style-name="ce4"/>
          <table:table-cell table:style-name="ce36" table:formula="of:=IF([.E66]=&quot;&quot;;[.C66];CONCATENATE([.C66];&quot; / &quot;;[.E66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7"/>
          <table:table-cell table:style-name="ce4"/>
          <table:table-cell table:style-name="ce4"/>
          <table:table-cell table:style-name="ce36" table:formula="of:=IF([.E67]=&quot;&quot;;[.C67];CONCATENATE([.C67];&quot; / &quot;;[.E67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7"/>
          <table:table-cell table:style-name="ce4"/>
          <table:table-cell table:style-name="ce4"/>
          <table:table-cell table:style-name="ce36" table:formula="of:=IF([.E68]=&quot;&quot;;[.C68];CONCATENATE([.C68];&quot; / &quot;;[.E68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7"/>
          <table:table-cell table:style-name="ce4"/>
          <table:table-cell table:style-name="ce4"/>
          <table:table-cell table:style-name="ce36" table:formula="of:=IF([.E69]=&quot;&quot;;[.C69];CONCATENATE([.C69];&quot; / &quot;;[.E69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7"/>
          <table:table-cell table:style-name="ce4"/>
          <table:table-cell table:style-name="ce4"/>
          <table:table-cell table:style-name="ce36" table:formula="of:=IF([.E70]=&quot;&quot;;[.C70];CONCATENATE([.C70];&quot; / &quot;;[.E70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4"/>
          <table:table-cell table:style-name="ce4"/>
          <table:table-cell table:style-name="ce4"/>
          <table:table-cell table:style-name="ce36" table:formula="of:=IF([.E71]=&quot;&quot;;[.C71];CONCATENATE([.C71];&quot; / &quot;;[.E71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 office:value-type="string">
            <text:p>*</text:p>
          </table:table-cell>
          <table:table-cell table:style-name="ce4" office:value-type="string">
            <text:p>-*</text:p>
          </table:table-cell>
          <table:table-cell table:style-name="ce4"/>
          <table:table-cell table:style-name="ce4"/>
          <table:table-cell table:style-name="ce4"/>
          <table:table-cell table:style-name="ce36" table:formula="of:=IF([.E72]=&quot;&quot;;[.C72];CONCATENATE([.C72];&quot; / &quot;;[.E72]))" office:value-type="string" office:string-value="-*">
            <text:p>-*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7"/>
          <table:table-cell table:style-name="ce4"/>
          <table:table-cell table:style-name="ce4"/>
          <table:table-cell table:style-name="ce36" table:formula="of:=IF([.E73]=&quot;&quot;;[.C73];CONCATENATE([.C73];&quot; / &quot;;[.E73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7"/>
          <table:table-cell table:style-name="ce4"/>
          <table:table-cell table:style-name="ce4"/>
          <table:table-cell table:style-name="ce36" table:formula="of:=IF([.E74]=&quot;&quot;;[.C74];CONCATENATE([.C74];&quot; / &quot;;[.E74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7"/>
          <table:table-cell table:style-name="ce4"/>
          <table:table-cell table:style-name="ce4"/>
          <table:table-cell table:style-name="ce36" table:formula="of:=IF([.E75]=&quot;&quot;;[.C75];CONCATENATE([.C75];&quot; / &quot;;[.E75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7"/>
          <table:table-cell table:style-name="ce4"/>
          <table:table-cell table:style-name="ce4"/>
          <table:table-cell table:style-name="ce36" table:formula="of:=IF([.E76]=&quot;&quot;;[.C76];CONCATENATE([.C76];&quot; / &quot;;[.E76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7"/>
          <table:table-cell table:style-name="ce4"/>
          <table:table-cell table:style-name="ce4"/>
          <table:table-cell table:style-name="ce36" table:formula="of:=IF([.E77]=&quot;&quot;;[.C77];CONCATENATE([.C77];&quot; / &quot;;[.E77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7"/>
          <table:table-cell table:style-name="ce4"/>
          <table:table-cell table:style-name="ce4"/>
          <table:table-cell table:style-name="ce36" table:formula="of:=IF([.E78]=&quot;&quot;;[.C78];CONCATENATE([.C78];&quot; / &quot;;[.E78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7"/>
          <table:table-cell table:style-name="ce4"/>
          <table:table-cell table:style-name="ce4"/>
          <table:table-cell table:style-name="ce36" table:formula="of:=IF([.E79]=&quot;&quot;;[.C79];CONCATENATE([.C79];&quot; / &quot;;[.E79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7"/>
          <table:table-cell table:style-name="ce4"/>
          <table:table-cell table:style-name="ce4"/>
          <table:table-cell table:style-name="ce36" table:formula="of:=IF([.E80]=&quot;&quot;;[.C80];CONCATENATE([.C80];&quot; / &quot;;[.E80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7"/>
          <table:table-cell table:style-name="ce4"/>
          <table:table-cell table:style-name="ce4"/>
          <table:table-cell table:style-name="ce36" table:formula="of:=IF([.E81]=&quot;&quot;;[.C81];CONCATENATE([.C81];&quot; / &quot;;[.E81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7"/>
          <table:table-cell table:style-name="ce4"/>
          <table:table-cell table:style-name="ce4"/>
          <table:table-cell table:style-name="ce36" table:formula="of:=IF([.E82]=&quot;&quot;;[.C82];CONCATENATE([.C82];&quot; / &quot;;[.E82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6" table:formula="of:=IF([.E83]=&quot;&quot;;[.C83];CONCATENATE([.C83];&quot; / &quot;;[.E83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6" table:formula="of:=IF([.E84]=&quot;&quot;;[.C84];CONCATENATE([.C84];&quot; / &quot;;[.E84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6" table:formula="of:=IF([.E85]=&quot;&quot;;[.C85];CONCATENATE([.C85];&quot; / &quot;;[.E85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6" table:formula="of:=IF([.E86]=&quot;&quot;;[.C86];CONCATENATE([.C86];&quot; / &quot;;[.E86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4" table:number-columns-repeated="2"/>
          <table:table-cell table:style-name="ce8"/>
          <table:table-cell table:style-name="ce4"/>
          <table:table-cell table:style-name="ce4"/>
          <table:table-cell table:style-name="ce4"/>
          <table:table-cell table:style-name="ce36" table:formula="of:=IF([.E87]=&quot;&quot;;[.C87];CONCATENATE([.C87];&quot; / &quot;;[.E8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1"/>
          <table:table-cell table:style-name="ce4"/>
          <table:table-cell table:style-name="ce4"/>
          <table:table-cell table:style-name="ce4"/>
          <table:table-cell table:style-name="ce36" table:formula="of:=IF([.E88]=&quot;&quot;;[.C88];CONCATENATE([.C88];&quot; / &quot;;[.E8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1"/>
          <table:table-cell table:style-name="ce4"/>
          <table:table-cell table:style-name="ce4"/>
          <table:table-cell table:style-name="ce4"/>
          <table:table-cell table:style-name="ce36" table:formula="of:=IF([.E89]=&quot;&quot;;[.C89];CONCATENATE([.C89];&quot; / &quot;;[.E8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1"/>
          <table:table-cell table:style-name="ce4"/>
          <table:table-cell table:style-name="ce4"/>
          <table:table-cell table:style-name="ce4"/>
          <table:table-cell table:style-name="ce36" table:formula="of:=IF([.E90]=&quot;&quot;;[.C90];CONCATENATE([.C90];&quot; / &quot;;[.E9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1"/>
          <table:table-cell table:style-name="ce4"/>
          <table:table-cell table:style-name="ce4"/>
          <table:table-cell table:style-name="ce4"/>
          <table:table-cell table:style-name="ce36" table:formula="of:=IF([.E91]=&quot;&quot;;[.C91];CONCATENATE([.C91];&quot; / &quot;;[.E9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1"/>
          <table:table-cell table:style-name="ce4"/>
          <table:table-cell table:style-name="ce4"/>
          <table:table-cell table:style-name="ce4"/>
          <table:table-cell table:style-name="ce36" table:formula="of:=IF([.E92]=&quot;&quot;;[.C92];CONCATENATE([.C92];&quot; / &quot;;[.E92]))" office:value-type="float" office:value="0">
            <text:p>0</text:p>
          </table:table-cell>
          <table:table-cell table:number-columns-repeated="1017"/>
        </table:table-row>
        <table:table-row table:style-name="ro3" table:number-rows-repeated="15">
          <table:table-cell table:style-name="ce4" table:number-columns-repeated="2"/>
          <table:table-cell table:style-name="ce21"/>
          <table:table-cell table:style-name="ce4" table:number-columns-repeated="3"/>
          <table:table-cell table:style-name="ce36"/>
          <table:table-cell table:number-columns-repeated="1017"/>
        </table:table-row>
        <table:table-row table:style-name="ro3">
          <table:table-cell table:style-name="ce5"/>
          <table:table-cell table:style-name="ce4"/>
          <table:table-cell table:style-name="ce21"/>
          <table:table-cell table:style-name="ce4" table:number-columns-repeated="3"/>
          <table:table-cell table:style-name="ce36"/>
          <table:table-cell table:number-columns-repeated="1017"/>
        </table:table-row>
        <table:table-row table:style-name="ro3" table:number-rows-repeated="103">
          <table:table-cell table:style-name="ce4" table:number-columns-repeated="6"/>
          <table:table-cell table:style-name="ce36"/>
          <table:table-cell table:number-columns-repeated="1017"/>
        </table:table-row>
        <table:table-row table:style-name="ro3">
          <table:table-cell table:style-name="ce5"/>
          <table:table-cell table:style-name="ce4"/>
          <table:table-cell table:style-name="ce27"/>
          <table:table-cell table:style-name="ce4" table:number-columns-repeated="3"/>
          <table:table-cell table:style-name="ce36"/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28"/>
          <table:table-cell table:number-columns-repeated="3"/>
          <table:table-cell table:style-name="ce36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1">
          <table:table-cell table:number-columns-repeated="2"/>
          <table:table-cell table:style-name="ce29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0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30" office:value-type="float" office:value="29">
            <text:p>29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CELL(&quot;ADDRESS&quot;;[.C45])" office:value-type="string" office:string-value="$C$45">
            <text:p>$C$4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7" office:value-type="string">
            <text:p>*</text:p>
          </table:table-cell>
          <table:table-cell table:style-name="ce11" office:value-type="string">
            <text:p>blank</text:p>
          </table:table-cell>
          <table:table-cell table:style-name="ce31" table:formula="of:=COUNTBLANK([.$C$2:.C45])" office:value-type="float" office:value="26">
            <text:p>26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2" office:value-type="string">
            <text:p>-*</text:p>
          </table:table-cell>
          <table:table-cell table:style-name="ce32" table:formula="of:=COUNTIF([.$C$2:.$C71];&quot;-\*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3" office:value-type="string">
            <text:p>XXX</text:p>
          </table:table-cell>
          <table:table-cell table:style-name="ce33" table:formula="of:=SUM([.C233:.C23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total</text:p>
          </table:table-cell>
          <table:table-cell table:style-name="ce31" table:formula="of:=COUNTA([.$B$2:.$B29])" office:value-type="float" office:value="18">
            <text:p>18</text:p>
          </table:table-cell>
          <table:table-cell table:number-columns-repeated="1021"/>
        </table:table-row>
        <table:table-row table:style-name="ro5">
          <table:table-cell table:style-name="ce7"/>
          <table:table-cell table:style-name="ce14" office:value-type="string">
            <text:p>blanks</text:p>
          </table:table-cell>
          <table:table-cell table:style-name="ce34"/>
          <table:table-cell table:number-columns-repeated="1021"/>
        </table:table-row>
        <table:table-row table:style-name="ro1">
          <table:table-cell table:style-name="ce7"/>
          <table:table-cell table:style-name="ce15" office:value-type="string">
            <text:p>:m XXX</text:p>
          </table:table-cell>
          <table:table-cell table:style-name="ce31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music / log / kb / </text:p>
          </table:table-cell>
          <table:table-cell table:style-name="ce31" table:formula="of:=COUNTIF([.$C$2:.$C29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XX</text:p>
          </table:table-cell>
          <table:table-cell table:style-name="ce31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-X</text:p>
          </table:table-cell>
          <table:table-cell table:style-name="ce31" table:formula="of:=COUNTIF([.$C$2:.$C29];&quot;:m X-X&quot;)" office:value-type="float" office:value="0">
            <text:p>0</text:p>
          </table:table-cell>
          <table:table-cell table:number-columns-repeated="1021"/>
        </table:table-row>
        <table:table-row table:style-name="ro6">
          <table:table-cell table:style-name="ce7"/>
          <table:table-cell table:style-name="ce11" office:value-type="string">
            <text:p>:m X-X:X RES / 245 / 『相対性理論』　メラー　永田恒夫、伊藤大介、訳 / p.XX</text:p>
          </table:table-cell>
          <table:table-cell table:style-name="ce31" table:formula="of:=COUNTIF([.$C$2:.$C29];[.B3007])" office:value-type="float" office:value="0">
            <text:p>0</text:p>
          </table:table-cell>
          <table:table-cell table:number-columns-repeated="1021"/>
        </table:table-row>
        <table:table-row table:style-name="ro7">
          <table:table-cell table:style-name="ce7"/>
          <table:table-cell table:style-name="ce11" office:value-type="string">
            <text:p>:bookmemo / 読んだ本 / 『』 / 著者=XXX</text:p>
          </table:table-cell>
          <table:table-cell table:style-name="ce31" table:formula="of:=COUNTIF([.$C$2:.$C29];[.B3007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|| s.1:XXX || s.2:XXX || s.3:XXX || s.4:XXX || s.5:XXX || s.6:XXX || s.7:XXX</text:p>
          </table:table-cell>
          <table:table-cell table:style-name="ce31" table:formula="of:=COUNTIF([.$C$2:.$C29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16"/>
          <table:table-cell table:number-columns-repeated="1022"/>
        </table:table-row>
        <table:table-row table:style-name="ro1">
          <table:table-cell table:style-name="ce8" office:value-type="string">
            <text:p>*</text:p>
          </table:table-cell>
          <table:table-cell table:style-name="ce17" office:value-type="string">
            <text:p>:m 1-2*5 RES / 245 / 『相対性理論』　メラー　永田恒夫、伊藤大介、訳 / p.81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とうふ、切干、ひじき　魚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とうふ、こんにゃく、切干、ひじき　魚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ヨーグルト / +=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味噌スープ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カップヌードル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お酒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足の裏 / 水虫 / 右足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右足、かかと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右手、親指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鼻柱、根元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の裏 / 左目</text:p>
          </table:table-cell>
          <table:table-cell table:style-name="ce24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の裏 / 右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口角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顔、ぶつけた跡、ケガ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耳、左 / 腫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目尻 / ひび割れ</text:p>
          </table:table-cell>
          <table:table-cell table:style-name="ce24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足の裏 / ツボ押しのあと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髪の毛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music / log / kb / s.1:free,N,flow,R=1 s.2:g.h.,N,R=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other / log / 寝る前　ウェブ閲覧　記録　（for オナニー） / 未了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19" office:value-type="string">
            <text:p>:m :PHOTO 寝た時刻 / 2020</text:p>
          </table:table-cell>
          <table:table-cell table:style-name="ce24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:PHOTO 起きた時刻 / 2020</text:p>
          </table:table-cell>
          <table:table-cell table:style-name="ce17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PHOTO 起きた時刻（夜中） /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other / log / 寝る前　ウェブ閲覧　記録 / 就寝前の、動画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20181124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見た夢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温度 / 部屋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21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guitar,gt / 演奏、play / g-2021-01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kb,keyboard / 演奏、play / k-2021-01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clarinet / 演奏、play / c-2021-01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 / 演奏、play / f-2021-01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music / log / jap.flute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-bamboo / 演奏、play / b-2021-01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music / log / jap.flute-bamboo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recorder,rc / 演奏、play / r-2021-01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sax / 演奏、play / s-2021-01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hip-hopダンス、ヒップホップ / h-2021-011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ダンス、dance-original / d-2021-011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percussion / 演奏、play / c-122X-X / item=XXX:XX,hitter=XXX:XX,pieces=XXX,genr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宅 / メモ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guitar,gt / g-2021-01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kb,keyboard / 演奏、play / k-2021-01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clarinet / 演奏、play / c-2021-01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jap.flute / 演奏、play / f-2021-01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recorder / 演奏、play / r-2021-01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harp / 演奏 / h-2021-01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in-mid / app=perfect-piano / 演奏、play / id-2021-011X-X / category=melody,inst=~,for=~,genre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knoten / 実演,perform / n-2021-01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massage,acupuncture / 実演,perform / n-2021-011X-XX / loc=XX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memo / 20181127 / やりたいこと / (K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notes / 20181130 / (K,C,R,P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diary / 20181206 / (K,C,P,R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/ daylog メモ / 190418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22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art / dessin / D-17 8# / des.竹林、巻雲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tome/ (J*)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th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lets / action activity / やること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do / XXX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i FX / coding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? X-X*X / XXX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VIDEO / @自宅 / 記録 / 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music / log / kb / score / free / id=GO9M / page.2 / block-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memos-eigen / f-XX / p.X || s.1:patt-X,score+</text:p>
          </table:table-cell>
          <table:table-cell table:style-name="ce31" table:formula="of:=COUNTIF([.$C$2:.$C10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8" office:value-type="string">
            <text:p>sakura C:\WORKS_2\WS\WS_Others.Art\JVEMV6\46_art\VIRTUAL\Admin_Projects\libs_admin\cons_ip.py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ask.libreoffice.org/en/question/9205/is-there-a-way-to-add-background-color-to-alternate-rows-of-a-tablespreadsheet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user.lolipop.jp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mysqladmin.lolipop.jp/pma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mages WHERE created_at &gt;= "2019/01/19";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fm11 WHERE _id &lt;= 46998;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DELETE FROM ifm11 WHERE _id &lt;= 34748;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SELECT * FROM ifm11 WHERE memos == '-*' ORDER BY file_name DESC;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9" office:value-type="string">
            <text:p>*</text:p>
          </table:table-cell>
          <table:table-cell table:style-name="ce23" office:value-type="string">
            <text:p>=IF(E2="";C2;CONCATENATE(C2;" / ";E2))</text:p>
          </table:table-cell>
          <table:table-cell table:style-name="ce9"/>
          <table:table-cell table:number-columns-repeated="1021"/>
        </table:table-row>
        <table:table-row table:style-name="ro1">
          <table:table-cell/>
          <table:table-cell table:style-name="ce8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8">
          <table:table-cell/>
          <table:table-cell table:style-name="ce24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3" table:number-rows-repeated="2651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5568">
          <table:table-cell table:number-columns-repeated="1024"/>
        </table:table-row>
        <table:table-row table:style-name="ro3">
          <table:table-cell table:number-columns-repeated="1024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33:Sheet1.C238" table:on-update-keep-styles="true" table:on-update-keep-size="false"/>
        <table:database-range table:name="XXX" table:target-range-address="Sheet1.B233:Sheet1.B233" table:on-update-keep-styles="true" table:on-update-keep-size="false"/>
        <table:database-range table:name="XXX_music" table:target-range-address="Sheet1.B234:Sheet1.B234" table:on-update-keep-styles="true" table:on-update-keep-size="false"/>
        <table:database-range table:target-range-address="Sheet1.B2:Sheet1.B2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1-21">2021/01/21</text:date>, <text:time>13:36:33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1-01-21T13:36:33.64</dc:date>
    <dc:creator>iwabuchi ken</dc:creator>
    <meta:editing-duration>P30DT15H56M25S</meta:editing-duration>
    <meta:editing-cycles>11368</meta:editing-cycles>
    <meta:document-statistic meta:table-count="1" meta:cell-count="471" meta:object-count="0"/>
  </office:meta>
</office:document-meta>
</file>